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1f9037" officeooo:paragraph-rsid="001f9037"/>
    </style:style>
    <style:style style:name="P2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209978" officeooo:paragraph-rsid="00209978"/>
    </style:style>
    <style:style style:name="P3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219647" officeooo:paragraph-rsid="0022b19f"/>
    </style:style>
    <style:style style:name="P4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23f9c3" officeooo:paragraph-rsid="0023f9c3"/>
    </style:style>
    <style:style style:name="P5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248a8a" officeooo:paragraph-rsid="00248a8a"/>
    </style:style>
    <style:style style:name="P6" style:family="paragraph" style:parent-style-name="Standard">
      <style:paragraph-properties fo:text-align="start" style:justify-single-word="false" fo:break-before="page"/>
      <style:text-properties style:text-underline-style="solid" style:text-underline-width="auto" style:text-underline-color="font-color" officeooo:rsid="00280310" officeooo:paragraph-rsid="00280310"/>
    </style:style>
    <style:style style:name="P7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2bd3ee" officeooo:paragraph-rsid="002bd3ee"/>
    </style:style>
    <style:style style:name="P8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2d3f76" officeooo:paragraph-rsid="002d3f76"/>
    </style:style>
    <style:style style:name="P9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2f0c93" officeooo:paragraph-rsid="002f0c93"/>
    </style:style>
    <style:style style:name="P10" style:family="paragraph" style:parent-style-name="Standard">
      <style:paragraph-properties fo:text-align="start" style:justify-single-word="false" fo:break-before="page"/>
      <style:text-properties style:text-underline-style="solid" style:text-underline-width="auto" style:text-underline-color="font-color" officeooo:rsid="003103e1" officeooo:paragraph-rsid="003103e1"/>
    </style:style>
    <style:style style:name="P11" style:family="paragraph" style:parent-style-name="Standard">
      <style:paragraph-properties fo:text-align="center" style:justify-single-word="false"/>
      <style:text-properties fo:color="#c9211e" loext:opacity="100%" style:text-underline-style="solid" style:text-underline-width="auto" style:text-underline-color="font-color" officeooo:rsid="001f9037" officeooo:paragraph-rsid="001f9037"/>
    </style:style>
    <style:style style:name="P12" style:family="paragraph" style:parent-style-name="Standard">
      <style:paragraph-properties fo:text-align="start" style:justify-single-word="false"/>
      <style:text-properties style:text-underline-style="none" officeooo:rsid="00209978" officeooo:paragraph-rsid="00209978"/>
    </style:style>
    <style:style style:name="P13" style:family="paragraph" style:parent-style-name="Standard">
      <style:paragraph-properties fo:text-align="start" style:justify-single-word="false"/>
      <style:text-properties style:text-underline-style="none" officeooo:rsid="00219647" officeooo:paragraph-rsid="00219647"/>
    </style:style>
    <style:style style:name="P14" style:family="paragraph" style:parent-style-name="Standard">
      <style:paragraph-properties fo:text-align="start" style:justify-single-word="false"/>
      <style:text-properties style:text-underline-style="none" officeooo:rsid="00219647" officeooo:paragraph-rsid="0022b19f"/>
    </style:style>
    <style:style style:name="P15" style:family="paragraph" style:parent-style-name="Standard">
      <style:paragraph-properties fo:text-align="start" style:justify-single-word="false"/>
      <style:text-properties style:text-underline-style="none" officeooo:rsid="0023f9c3" officeooo:paragraph-rsid="0023f9c3"/>
    </style:style>
    <style:style style:name="P16" style:family="paragraph" style:parent-style-name="Standard">
      <style:paragraph-properties fo:text-align="start" style:justify-single-word="false"/>
      <style:text-properties style:text-underline-style="none" officeooo:rsid="00248a8a" officeooo:paragraph-rsid="00248a8a"/>
    </style:style>
    <style:style style:name="P17" style:family="paragraph" style:parent-style-name="Standard">
      <style:paragraph-properties fo:text-align="start" style:justify-single-word="false"/>
      <style:text-properties style:text-underline-style="none" officeooo:rsid="00280310" officeooo:paragraph-rsid="00280310"/>
    </style:style>
    <style:style style:name="P18" style:family="paragraph" style:parent-style-name="Standard">
      <style:paragraph-properties fo:text-align="start" style:justify-single-word="false"/>
      <style:text-properties style:text-underline-style="none" officeooo:rsid="002a2f4f" officeooo:paragraph-rsid="002a2f4f"/>
    </style:style>
    <style:style style:name="P19" style:family="paragraph" style:parent-style-name="Standard">
      <style:paragraph-properties fo:text-align="start" style:justify-single-word="false"/>
      <style:text-properties style:text-underline-style="none" officeooo:rsid="002a60e9" officeooo:paragraph-rsid="002a60e9"/>
    </style:style>
    <style:style style:name="P20" style:family="paragraph" style:parent-style-name="Standard">
      <style:paragraph-properties fo:text-align="start" style:justify-single-word="false"/>
      <style:text-properties style:text-underline-style="none" officeooo:rsid="002bd3ee" officeooo:paragraph-rsid="002bd3ee"/>
    </style:style>
    <style:style style:name="P21" style:family="paragraph" style:parent-style-name="Standard">
      <style:paragraph-properties fo:text-align="start" style:justify-single-word="false"/>
      <style:text-properties style:text-underline-style="none" officeooo:rsid="002d3f76" officeooo:paragraph-rsid="002d3f76"/>
    </style:style>
    <style:style style:name="P22" style:family="paragraph" style:parent-style-name="Standard">
      <style:paragraph-properties fo:text-align="start" style:justify-single-word="false"/>
      <style:text-properties style:text-underline-style="none" officeooo:rsid="002ec7d3" officeooo:paragraph-rsid="002ec7d3"/>
    </style:style>
    <style:style style:name="P23" style:family="paragraph" style:parent-style-name="Standard">
      <style:paragraph-properties fo:text-align="start" style:justify-single-word="false"/>
      <style:text-properties style:text-underline-style="none" officeooo:rsid="002f0c93" officeooo:paragraph-rsid="002f0c93"/>
    </style:style>
    <style:style style:name="P24" style:family="paragraph" style:parent-style-name="Standard">
      <style:paragraph-properties fo:text-align="start" style:justify-single-word="false"/>
      <style:text-properties style:text-underline-style="none" officeooo:rsid="002ff944" officeooo:paragraph-rsid="002ff944"/>
    </style:style>
    <style:style style:name="P25" style:family="paragraph" style:parent-style-name="Standard">
      <style:paragraph-properties fo:text-align="start" style:justify-single-word="false"/>
      <style:text-properties style:text-underline-style="none" officeooo:rsid="002ff9c9" officeooo:paragraph-rsid="002ff9c9"/>
    </style:style>
    <style:style style:name="P26" style:family="paragraph" style:parent-style-name="Standard">
      <style:paragraph-properties fo:text-align="start" style:justify-single-word="false"/>
      <style:text-properties style:text-underline-style="none" officeooo:rsid="00308b20" officeooo:paragraph-rsid="00308b20"/>
    </style:style>
    <style:style style:name="P27" style:family="paragraph" style:parent-style-name="Standard">
      <style:paragraph-properties fo:text-align="start" style:justify-single-word="false"/>
      <style:text-properties style:text-underline-style="none" officeooo:rsid="003103e1" officeooo:paragraph-rsid="003103e1"/>
    </style:style>
    <style:style style:name="T1" style:family="text">
      <style:text-properties officeooo:rsid="00209978"/>
    </style:style>
    <style:style style:name="T2" style:family="text">
      <style:text-properties officeooo:rsid="0022b19f"/>
    </style:style>
    <style:style style:name="T3" style:family="text">
      <style:text-properties officeooo:rsid="00248a8a"/>
    </style:style>
    <style:style style:name="T4" style:family="text">
      <style:text-properties officeooo:rsid="0026ae4f"/>
    </style:style>
    <style:style style:name="T5" style:family="text">
      <style:text-properties officeooo:rsid="00280310"/>
    </style:style>
    <style:style style:name="T6" style:family="text">
      <style:text-properties officeooo:rsid="002a2f4f"/>
    </style:style>
    <style:style style:name="T7" style:family="text">
      <style:text-properties officeooo:rsid="002c44a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Base Com</text:p>
      <text:p text:style-name="P11">Oral : gérer le stress</text:p>
      <text:p text:style-name="P1"/>
      <text:p text:style-name="P1"/>
      <text:p text:style-name="P2">1) Principe clé</text:p>
      <text:p text:style-name="P2"/>
      <text:p text:style-name="P12">⇒ Libérer sa voix et son corps pour libérer sa parole</text:p>
      <text:p text:style-name="P12"/>
      <text:p text:style-name="P12">⇒ Effet physique du stress</text:p>
      <text:p text:style-name="P12"><text:tab/>-Anxiété irraisonnée </text:p>
      <text:p text:style-name="P12"><text:tab/><text:tab/>-Localiser dans la gorge / le cœur / l’estomac</text:p>
      <text:p text:style-name="P12"><text:tab/>-Accélération du rythme cardiaque</text:p>
      <text:p text:style-name="P12"><text:tab/>-Blocage respiration</text:p>
      <text:p text:style-name="P12"><text:tab/>-Manque oxygène pour le cerveau</text:p>
      <text:p text:style-name="P12"><text:tab/>-Tremblement </text:p>
      <text:p text:style-name="P12"><text:tab/>-Transpiration</text:p>
      <text:p text:style-name="P12"/>
      <text:p text:style-name="P3"><text:span text:style-name="T2">2) </text:span>Respiration forcée</text:p>
      <text:p text:style-name="P13"><text:span text:style-name="T2">⇒ </text:span>Se détendre avant se présentation </text:p>
      <text:p text:style-name="P13"><text:tab/>-Inspirer pendant 4sec puis expirer pendant 8sec</text:p>
      <text:p text:style-name="P13"><text:tab/><text:tab/>-A faire 3/4 fois</text:p>
      <text:p text:style-name="P13"><text:span text:style-name="T3">⇒ </text:span><text:span text:style-name="T2">Trouver le point de gravité</text:span></text:p>
      <text:p text:style-name="P13"><text:tab/>-<text:span text:style-name="T2">Voix émettant les bonnes vibrations</text:span></text:p>
      <text:p text:style-name="P14"><text:span text:style-name="T2">⇒ 2 exervices possible</text:span></text:p>
      <text:p text:style-name="P14"><text:span text:style-name="T1"><text:tab/>-</text:span><text:span text:style-name="T6">I</text:span><text:span text:style-name="T2">nspirer 5sec</text:span></text:p>
      <text:p text:style-name="P14"><text:span text:style-name="T1"><text:tab/>-</text:span><text:span text:style-name="T6">G</text:span><text:span text:style-name="T2">arder l’air 3sec</text:span></text:p>
      <text:p text:style-name="P14"><text:span text:style-name="T1"><text:tab/>-</text:span><text:span text:style-name="T2">Expirer 7sec</text:span></text:p>
      <text:p text:style-name="P14"><text:span text:style-name="T1"><text:tab/>-</text:span><text:span text:style-name="T6">P</text:span><text:span text:style-name="T2">ause 2sec</text:span><text:span text:style-name="T1"><text:tab/></text:span></text:p>
      <text:p text:style-name="P14"><text:s text:c="5"/><text:span text:style-name="T4">ou</text:span></text:p>
      <text:p text:style-name="P14"><text:tab/>-<text:span text:style-name="T2">Inspirer ventre rentré 7sec</text:span></text:p>
      <text:p text:style-name="P14"><text:tab/>-<text:span text:style-name="T2">2sec en apnée</text:span></text:p>
      <text:p text:style-name="P14"><text:tab/>-<text:span text:style-name="T2">Souffler fort abdominaux contracté</text:span></text:p>
      <text:p text:style-name="P14"/>
      <text:p text:style-name="P4">3) Corps détendu et bien positionné</text:p>
      <text:p text:style-name="P4"/>
      <text:p text:style-name="P15">⇒ Se contracté pour se décontracter</text:p>
      <text:p text:style-name="P15"><text:tab/>-Tendre puis détendre </text:p>
      <text:p text:style-name="P15"><text:tab/><text:tab/>-Bras/ épaule / visage / nuque / jambes</text:p>
      <text:p text:style-name="P15">⇒ Sourire</text:p>
      <text:p text:style-name="P15"/>
      <text:p text:style-name="P15">⇒ Adopter une bonne posture</text:p>
      <text:p text:style-name="P15"><text:tab/>-Droite</text:p>
      <text:p text:style-name="P15"><text:tab/>-Tonique</text:p>
      <text:p text:style-name="P15"/>
      <text:p text:style-name="P5"><text:span text:style-name="T5">4</text:span>) Attention des autres a capter</text:p>
      <text:p text:style-name="P16"/>
      <text:p text:style-name="P16">⇒ Commencer au bon moment </text:p>
      <text:p text:style-name="P16"><text:tab/>-Capter l’attention de l’auditoire dès le début</text:p>
      <text:p text:style-name="P16">⇒ Savoir regarder</text:p>
      <text:p text:style-name="P16"><text:tab/>-Chacun avec naturel, de manière aléatoire</text:p>
      <text:p text:style-name="P16">⇒ Se rassurer en pensant l’auditoire bienveillant</text:p>
      <text:p text:style-name="P6">5) Voix travaillée</text:p>
      <text:p text:style-name="P17"/>
      <text:p text:style-name="P17">⇒ Mordre dans les mots</text:p>
      <text:p text:style-name="P17"><text:tab/>-Articuler</text:p>
      <text:p text:style-name="P17"><text:tab/>-Parler lentement</text:p>
      <text:p text:style-name="P18">⇒ Se donner des appuis</text:p>
      <text:p text:style-name="P18"><text:tab/>-Bon ancrage au sol</text:p>
      <text:p text:style-name="P18"><text:tab/>-Regard assuré et ciblé pour parler assez fort</text:p>
      <text:p text:style-name="P18"/>
      <text:p text:style-name="P19">⇒ Voix expressive</text:p>
      <text:p text:style-name="P19"><text:tab/>-Poser sa voix</text:p>
      <text:p text:style-name="P19"><text:tab/>-Travailler sa respiration</text:p>
      <text:p text:style-name="P19"><text:tab/>-Variations</text:p>
      <text:p text:style-name="P19"/>
      <text:p text:style-name="P7">6) Émotions bien gérées</text:p>
      <text:p text:style-name="P20"/>
      <text:p text:style-name="P20">⇒ Transmettre une émotion</text:p>
      <text:p text:style-name="P20"><text:tab/>-Ne pas parler de manière neutre</text:p>
      <text:p text:style-name="P20"><text:tab/><text:tab/>-Gérer ses émotions</text:p>
      <text:p text:style-name="P20"><text:tab/>-<text:span text:style-name="T7">Se lancer </text:span></text:p>
      <text:p text:style-name="P20"><text:tab/><text:tab/>-<text:span text:style-name="T7">Choisir quand passer</text:span></text:p>
      <text:p text:style-name="P20"><text:tab/>-<text:span text:style-name="T7">Avoir des repères </text:span></text:p>
      <text:p text:style-name="P20"><text:tab/><text:tab/>-<text:span text:style-name="T7">Se concentrer sur des actions concrètes, simple à maîtrisé</text:span></text:p>
      <text:p text:style-name="P20"><text:tab/>-<text:span text:style-name="T7">Accepter sa peur</text:span></text:p>
      <text:p text:style-name="P20"/>
      <text:p text:style-name="P8">7) Début maîtrisé</text:p>
      <text:p text:style-name="P21"/>
      <text:p text:style-name="P21">⇒ Penser à sourire au public</text:p>
      <text:p text:style-name="P21"/>
      <text:p text:style-name="P21">⇒ Penser à le regarder </text:p>
      <text:p text:style-name="P21"><text:tab/>-Pieds bien placés</text:p>
      <text:p text:style-name="P21">⇒ Début de l’oral sans formule parasite</text:p>
      <text:p text:style-name="P21"><text:tab/>-Parole sues</text:p>
      <text:p text:style-name="P21"><text:tab/>-Voix ferme</text:p>
      <text:p text:style-name="P21"><text:tab/>-Calme</text:p>
      <text:p text:style-name="P21"><text:tab/>-Articulant bien</text:p>
      <text:p text:style-name="P22">⇒ Prendre confiance en soi</text:p>
      <text:p text:style-name="P22"><text:tab/>-Idées claires</text:p>
      <text:p text:style-name="P22"/>
      <text:p text:style-name="P9">8) Réflexion sur soi</text:p>
      <text:p text:style-name="P23"/>
      <text:p text:style-name="P23">⇒ Se connaître</text:p>
      <text:p text:style-name="P23"><text:tab/>-S’appuyer sur ses points forts</text:p>
      <text:p text:style-name="P23"><text:tab/><text:tab/>-Connaissance du sujet</text:p>
      <text:p text:style-name="P23"><text:tab/><text:tab/>-Capacité à regarder les autres</text:p>
      <text:p text:style-name="P23"><text:tab/><text:tab/>- … </text:p>
      <text:p text:style-name="P24">⇒ Travailler ses points faibles</text:p>
      <text:p text:style-name="P24"><text:tab/>-Nécessité de retours sur ses oraux</text:p>
      <text:p text:style-name="P25">⇒ Analyser les causes de son trac</text:p>
      <text:p text:style-name="P26">⇒ Se convaincre</text:p>
      <text:p text:style-name="P26"><text:tab/>-De l’intérêt de ses propos</text:p>
      <text:p text:style-name="P26"><text:tab/>-De sa capacité à les transmettre</text:p>
      <text:p text:style-name="P10">9) Bonne préparation</text:p>
      <text:p text:style-name="P27"/>
      <text:p text:style-name="P27">⇒ Préparer précisément</text:p>
      <text:p text:style-name="P27"><text:tab/>-Approfondir son sujet</text:p>
      <text:p text:style-name="P27"><text:tab/>-Analyser son public</text:p>
      <text:p text:style-name="P27"><text:tab/><text:tab/>-Pour savoir comment lui parler</text:p>
      <text:p text:style-name="P27">⇒ Gérer son trac</text:p>
      <text:p text:style-name="P27"><text:tab/>-Développer ses capacités d’improvisation$</text:p>
      <text:p text:style-name="P27">⇒ Faire simple</text:p>
      <text:p text:style-name="P27"><text:tab/>-Phrase courtes </text:p>
      <text:p text:style-name="P27"><text:tab/>-Mots simples</text:p>
      <text:p text:style-name="P27"><text:tab/>-Pas de précipitation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0T17:07:28.640726716</meta:creation-date>
    <dc:date>2022-10-10T17:36:13.365727047</dc:date>
    <meta:editing-duration>PT28M37S</meta:editing-duration>
    <meta:editing-cycles>21</meta:editing-cycles>
    <meta:generator>LibreOffice/7.3.6.2$Linux_X86_64 LibreOffice_project/30$Build-2</meta:generator>
    <meta:document-statistic meta:table-count="0" meta:image-count="0" meta:object-count="0" meta:page-count="3" meta:paragraph-count="95" meta:word-count="374" meta:character-count="2305" meta:non-whitespace-character-count="1943"/>
  </office:meta>
</office:document-meta>
</file>